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7.592cm"/>
    </style:style>
    <style:style style:name="co4" style:family="table-column">
      <style:table-column-properties fo:break-before="auto" style:column-width="7.193cm"/>
    </style:style>
    <style:style style:name="co5" style:family="table-column">
      <style:table-column-properties fo:break-before="auto" style:column-width="5.177cm"/>
    </style:style>
    <style:style style:name="co6" style:family="table-column">
      <style:table-column-properties fo:break-before="auto" style:column-width="9.387cm"/>
    </style:style>
    <style:style style:name="co7" style:family="table-column">
      <style:table-column-properties fo:break-before="auto" style:column-width="8.3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7.796cm" fo:break-before="auto" style:use-optimal-row-height="false"/>
    </style:style>
    <style:style style:name="ro3" style:family="table-row">
      <style:table-row-properties style:row-height="7.21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style:font-name="Arial" style:font-name-asian="Droid Sans" style:font-name-complex="Lohit Hind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Arial" style:font-name-asian="Droid Sans" style:font-name-complex="Lohit Hindi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-asian="Droid Sans" style:font-name-complex="Lohit Hindi"/>
    </style:style>
    <style:style style:name="T5" style:family="text">
      <style:text-properties fo:font-style="italic" style:font-name-asian="Droid Sans" style:font-style-asian="italic" style:font-name-complex="Lohit Hindi" style:font-style-complex="italic"/>
    </style:style>
    <style:style style:name="T6" style:family="text">
      <style:text-properties fo:font-style="normal" style:font-name-asian="Droid Sans" style:font-style-asian="normal" style:font-name-complex="Lohit Hindi" style:font-style-complex="normal"/>
    </style:style>
    <style:style style:name="T7" style:family="text">
      <style:text-properties style:font-name="Arial" fo:font-style="italic" style:font-name-asian="Droid Sans" style:font-style-asian="italic" style:font-name-complex="Lohit Hindi" style:font-style-complex="italic"/>
    </style:style>
    <style:style style:name="T8" style:family="text">
      <style:text-properties fo:color="#0084d1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6">
          <table:table-cell table:number-columns-repeated="1023"/>
        </table:table-row>
        <table:table-row table:style-name="ro1">
          <table:table-cell/>
          <table:table-cell table:style-name="ce2" office:value-type="string">
            <text:p>Variable</text:p>
          </table:table-cell>
          <table:table-cell table:style-name="ce2" office:value-type="string">
            <text:p>Tableau</text:p>
          </table:table-cell>
          <table:table-cell table:style-name="ce2" office:value-type="string">
            <text:p>Fonction</text:p>
          </table:table-cell>
          <table:table-cell table:style-name="ce4" office:value-type="string" table:number-columns-spanned="2" table:number-rows-spanned="1">
            <text:p>Objet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>
            <text:p>Dynamique</text:p>
          </table:table-cell>
          <table:table-cell table:style-name="ce2" office:value-type="string">
            <text:p>Statiqu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HP</text:p>
          </table:table-cell>
          <table:table-cell office:value-type="string">
            <text:p>$maVar1 = 12 ;</text:p>
          </table:table-cell>
          <table:table-cell office:value-type="string">
            <text:p>$monTableau = array() ;</text:p>
            <text:p><text:span text:style-name="T1">$monTableau2 = array ('key' :'valeur', 'valeur2')</text:span></text:p>
          </table:table-cell>
          <table:table-cell office:value-type="string">
            <text:p>function maFonction () { <text:span text:style-name="T2">instruction</text:span><text:span text:style-name="T3"> }</text:span></text:p>
          </table:table-cell>
          <table:table-cell office:value-type="string">
            <text:p>$monObjet = new stdClass () ;</text:p>
            <text:p>$monObjet-&gt;largeur = 10;</text:p>
            <text:p><text:span text:style-name="T1">$monObjet-&gt;hauteur = 12;</text:span></text:p>
          </table:table-cell>
          <table:table-cell office:value-type="string">
            <text:p>class Rectangle {</text:p>
            <text:p><text:s text:c="4"/></text:p>
            <text:p><text:span text:style-name="T1"><text:s text:c="4"/></text:span><text:span text:style-name="T1">var largeur = NULL;</text:span></text:p>
            <text:p><text:span text:style-name="T1"><text:s text:c="4"/></text:span><text:span text:style-name="T1">var hauteur;</text:span></text:p>
            <text:p><text:s text:c="4"/></text:p>
            <text:p><text:s text:c="4"/>function __construct ($l, $h) { <text:s/><text:span text:style-name="T8">// function Rectangle () {</text:span></text:p>
            <text:p><text:s text:c="8"/>$this-&gt;largeur = $l ;</text:p>
            <text:p><text:s text:c="8"/>$this-&gt;<text:span text:style-name="T1">hauteur</text:span> = $h ;</text:p>
            <text:p><text:s text:c="4"/>}</text:p>
            <text:p><text:s text:c="4"/></text:p>
            <text:p><text:s text:c="4"/>function redimention () {</text:p>
            <text:p><text:s text:c="8"/><text:span text:style-name="T2">instruction</text:span></text:p>
            <text:p><text:s text:c="4"/>}</text:p>
            <text:p>} ;</text:p>
            <text:p><text:span text:style-name="T1"/></text:p>
            <text:p><text:span text:style-name="T1">$rectangle1 = new Rectangle (12, 10);</text:span></text:p>
            <text:p><text:span text:style-name="T1">$rectangle1-&gt;redimention() ;</text:span></text:p>
            <text:p><text:span text:style-name="T1">$rectangle2 = new Rectangle (100, 300);</text:span>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Javascript</text:p>
          </table:table-cell>
          <table:table-cell office:value-type="string">
            <text:p>var maVar = 12 ;</text:p>
          </table:table-cell>
          <table:table-cell office:value-type="string">
            <text:p>var monTabelau = [] ;</text:p>
            <text:p>var monTabelau = ['valeur', 'valeur2'] ;</text:p>
          </table:table-cell>
          <table:table-cell table:style-name="ce3" office:value-type="string">
            <text:p><text:span text:style-name="T4">var maFonction = function () { </text:span><text:span text:style-name="T5">instruction</text:span><text:span text:style-name="T6"> } ;</text:span></text:p>
            <text:p><text:span text:style-name="T4">function maFonction () { </text:span><text:span text:style-name="T5">instruction</text:span><text:span text:style-name="T6"> }</text:span></text:p>
          </table:table-cell>
          <table:table-cell office:value-type="string">
            <text:p>var monObjet = {} ;</text:p>
            <text:p><text:span text:style-name="T1">MonObjet.largeur = 10 ;</text:span></text:p>
            <text:p><text:span text:style-name="T1">MonObjet.hauteur = 12 ;</text:span></text:p>
            <text:p>---------------------------------------</text:p>
            <text:p><text:span text:style-name="T1">var monObjet = {</text:span></text:p>
            <text:p><text:span text:style-name="T1"><text:s text:c="4"/></text:span><text:span text:style-name="T1">'hauteur':10 ,</text:span></text:p>
            <text:p><text:span text:style-name="T1"><text:s text:c="4"/></text:span><text:span text:style-name="T1">'largeur':12 </text:span></text:p>
            <text:p>} ;</text:p>
            <text:p><text:span text:style-name="T1">---------------------------------------</text:span></text:p>
            <text:p><text:span text:style-name="T1">var monObjet = {</text:span></text:p>
            <text:p><text:span text:style-name="T1"><text:s text:c="4"/></text:span><text:span text:style-name="T1">hauteur:10 ,</text:span></text:p>
            <text:p><text:span text:style-name="T1"><text:s text:c="4"/></text:span><text:span text:style-name="T1">largeur:12 ,</text:span></text:p>
            <text:p><text:span text:style-name="T1"><text:s text:c="4"/></text:span><text:span text:style-name="T1">redimention : function () {</text:span></text:p>
            <text:p><text:span text:style-name="T1"><text:s text:c="8"/></text:span><text:span text:style-name="T7">Instruction</text:span></text:p>
            <text:p><text:span text:style-name="T1"><text:s text:c="4"/></text:span><text:span text:style-name="T1">}</text:span></text:p>
            <text:p><text:span text:style-name="T1">} ;</text:span></text:p>
            <text:p/>
          </table:table-cell>
          <table:table-cell office:value-type="string">
            <text:p>var Rectangle = new Class ({</text:p>
            <text:p/>
            <text:p><text:s text:c="4"/>largeur: null,</text:p>
            <text:p><text:s text:c="4"/>hauteur: null,</text:p>
            <text:p><text:s text:c="4"/></text:p>
            <text:p><text:s text:c="4"/>initialize : function (l, h) {</text:p>
            <text:p><text:span text:style-name="T1"><text:s text:c="8"/></text:span><text:span text:style-name="T1">this.largeur = l ;</text:span></text:p>
            <text:p><text:span text:style-name="T1"><text:s text:c="8"/></text:span><text:span text:style-name="T1">this.hauteur = h ;</text:span></text:p>
            <text:p><text:s text:c="4"/>},</text:p>
            <text:p/>
            <text:p><text:s text:c="4"/>redimention : function () {</text:p>
            <text:p><text:s text:c="8"/><text:span text:style-name="T2">instruction</text:span></text:p>
            <text:p><text:s text:c="4"/>}</text:p>
            <text:p>}) ;</text:p>
            <text:p><text:span text:style-name="T1"/></text:p>
            <text:p><text:span text:style-name="T1">var rectangle1 = new Rectangle (10, 12) ;</text:span></text:p>
            <text:p><text:span text:style-name="T1">var rectangle2 = new Rectangle (13, 120) ;</text:span></text:p>
            <text:p><text:span text:style-name="T1">rectangle2.redimention () ;</text:span></text:p>
          </table:table-cell>
          <table:table-cell office:value-type="string">
            <text:p/>
            <text:p/>
            <text:p>var objet = new Class ({</text:p>
            <text:p/>
            <text:p><text:s text:c="4"/>attribut1 : null,</text:p>
            <text:p/>
            <text:p><text:s text:c="4"/>initialize : function (parametre1) {</text:p>
            <text:p><text:s text:c="8"/>this.attribut1 = parametre1 ;</text:p>
            <text:p><text:s text:c="4"/>}</text:p>
            <text:p>}) ;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13:59:38</meta:creation-date>
    <dc:date>2012-10-07T16:10:52</dc:date>
    <meta:editing-duration>PT1H25M53S</meta:editing-duration>
    <meta:editing-cycles>4</meta:editing-cycles>
    <meta:generator>LibreOffice/3.5$Linux_x86 LibreOffice_project/350m1$Build-2</meta:generator>
    <meta:document-statistic meta:table-count="3" meta:cell-count="19" meta:object-count="0"/>
  </office:meta>
</office:document-meta>
</file>